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notes">
      <style:graphic-properties draw:fill-color="#ffffff" fo:min-height="13.17cm"/>
    </style:style>
    <style:style style:name="pr4" style:family="presentation" style:parent-style-name="Inspiration-subtitle">
      <style:graphic-properties draw:fill-color="#ffffff" fo:min-height="12.17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subtitle">
      <style:graphic-properties draw:fill-color="#ffffff" draw:textarea-vertical-align="top" fo:min-height="12.179cm"/>
    </style:style>
    <style:style style:name="co1" style:family="table-column">
      <style:table-column-properties style:column-width="6.226cm" style:use-optimal-column-width="false"/>
    </style:style>
    <style:style style:name="co2" style:family="table-column">
      <style:table-column-properties style:column-width="19.066cm" style:use-optimal-column-width="false"/>
    </style:style>
    <style:style style:name="co3" style:family="table-column">
      <style:table-column-properties style:column-width="19.144cm" style:use-optimal-column-width="false"/>
    </style:style>
    <style:style style:name="co4" style:family="table-column">
      <style:table-column-properties style:column-width="6.304cm" style:use-optimal-column-width="false"/>
    </style:style>
    <style:style style:name="co5" style:family="table-column">
      <style:table-column-properties style:column-width="18.988cm" style:use-optimal-column-width="false"/>
    </style:style>
    <style:style style:name="ro1" style:family="table-row">
      <style:table-row-properties style:row-height="2.007cm"/>
    </style:style>
    <style:style style:name="ro2" style:family="table-row">
      <style:table-row-properties style:row-height="2.008cm"/>
    </style:style>
    <style:style style:name="ro3" style:family="table-row">
      <style:table-row-properties style:row-height="2.426cm"/>
    </style:style>
    <style:style style:name="ro4" style:family="table-row">
      <style:table-row-properties style:row-height="2.428cm"/>
    </style:style>
    <style:style style:name="ro5" style:family="table-row">
      <style:table-row-properties style:row-height="3.088cm"/>
    </style:style>
    <style:style style:name="ce1" style:family="table-cell">
      <style:graphic-properties style:repeat="repeat"/>
      <style:text-properties style:font-name="Monospace1" fo:font-size="24pt" style:font-size-asian="24pt" style:font-size-complex="24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P3" style:family="paragraph">
      <style:paragraph-properties fo:text-align="center"/>
      <style:text-properties style:font-name="Monospace1" fo:font-size="32pt" style:font-size-asian="32pt" style:font-size-complex="32pt"/>
    </style:style>
    <style:style style:name="P4" style:family="paragraph">
      <style:paragraph-properties fo:text-align="start"/>
      <style:text-properties style:font-name="Monospace1" fo:font-size="18pt" style:font-size-asian="18pt" style:font-size-complex="18pt"/>
    </style:style>
    <style:style style:name="P5" style:family="paragraph">
      <style:paragraph-properties fo:margin-top="0cm" fo:margin-bottom="0cm"/>
      <style:text-properties style:font-name="Monospace1" fo:font-size="18pt" fo:letter-spacing="normal" style:font-size-asian="18pt" style:font-size-complex="18pt"/>
    </style:style>
    <style:style style:name="P6" style:family="paragraph">
      <style:text-properties style:font-name="Monospace1"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style:font-name="Monospace1"/>
    </style:style>
    <style:style style:name="P9" style:family="paragraph">
      <style:paragraph-properties fo:text-align="start"/>
    </style:style>
    <style:style style:name="P10" style:family="paragraph">
      <style:text-properties style:font-name="Monospace1" fo:font-size="17pt" style:font-size-asian="17pt" style:font-size-complex="17pt"/>
    </style:style>
    <style:style style:name="P11" style:family="paragraph">
      <style:paragraph-properties fo:margin-top="0cm" fo:margin-bottom="0cm"/>
      <style:text-properties style:font-name="Monospace1"/>
    </style:style>
    <style:style style:name="T1" style:family="text">
      <style:text-properties style:font-name="Monospace1"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Monospace1" fo:font-size="18pt" style:font-size-asian="18pt" style:font-size-complex="18pt"/>
    </style:style>
    <style:style style:name="T4" style:family="text">
      <style:text-properties style:font-name="Monospace1" fo:font-size="48pt" style:font-size-asian="48pt" style:font-size-complex="48pt"/>
    </style:style>
    <style:style style:name="T5" style:family="text">
      <style:text-properties style:font-name="Monospace1" fo:font-size="18pt" fo:letter-spacing="normal" style:font-size-asian="18pt" style:font-size-complex="18pt"/>
    </style:style>
    <style:style style:name="T6" style:family="text">
      <style:text-properties style:font-name="Monospace1"/>
    </style:style>
    <style:style style:name="T7" style:family="text">
      <style:text-properties style:font-name="Monospace1" fo:font-size="24pt" style:font-size-asian="24pt" style:font-size-complex="24pt"/>
    </style:style>
    <style:style style:name="T8" style:family="text">
      <style:text-properties style:font-name="Monospace1" fo:font-size="17pt" style:font-size-asian="17pt" style:font-size-complex="17pt"/>
    </style:style>
    <style:style style:name="T9" style:family="text">
      <style:text-properties fo:color="#ff00cc" style:font-name="Monospace1" fo:font-size="17pt" style:font-size-asian="17pt" style:font-size-complex="17pt"/>
    </style:style>
    <style:style style:name="T10" style:family="text">
      <style:text-properties fo:color="#cc9966" style:font-name="Monospace1" fo:font-size="17pt" style:font-size-asian="17pt" style:font-size-complex="17pt"/>
    </style:style>
    <style:style style:name="T11" style:family="text">
      <style:text-properties fo:color="#9900ff" style:font-name="Monospace1" fo:font-size="17pt" style:font-size-asian="17pt" style:font-size-complex="17pt"/>
    </style:style>
    <style:style style:name="T12" style:family="text">
      <style:text-properties fo:color="#009900" style:font-name="Monospace1" fo:font-size="17pt" style:font-size-asian="17pt" style:font-size-complex="17pt"/>
    </style:style>
    <style:style style:name="T13" style:family="text">
      <style:text-properties fo:color="#9900ff" style:font-name="Monospace1"/>
    </style:style>
    <style:style style:name="T14" style:family="text">
      <style:text-properties fo:color="#cc9966" style:font-name="Monospace1"/>
    </style:style>
    <style:style style:name="T15" style:family="text">
      <style:text-properties fo:color="#ff00cc" style:font-name="Monospace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114cm" svg:height="20.35cm" svg:x="3.943cm" svg:y="0.325cm">
          <draw:image xlink:href="../regular_expression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9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Regular Expressions</text:p>
          </draw:text-box>
        </draw:frame>
        <draw:frame draw:style-name="gr1" draw:text-style-name="P1" draw:layer="layout" svg:width="22.386cm" svg:height="8.374cm" svg:x="2.807cm" svg:y="7.474cm">
          <draw:image xlink:href="../perl_problems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Regular what?</text:p>
          </draw:text-box>
        </draw:frame>
        <draw:frame presentation:style-name="pr4" draw:layer="layout" svg:width="25.2cm" svg:height="12.179cm" svg:x="1.4cm" svg:y="5cm" presentation:class="subtitle">
          <draw:text-box>
            <text:p>A syntax for pattern-matching.</text:p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Why should I learn them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xtremely useful</text:p>
              </text:list-item>
              <text:list-item>
                <text:p>Not taught at MCC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Where can I use them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Detecting and extracting patterns</text:p>
              </text:list-item>
              <text:list-item>
                <text:p>Validation</text:p>
              </text:list-item>
              <text:list-item>
                <text:p>Searching</text:p>
              </text:list-item>
              <text:list-item>
                <text:p>Replacement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9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Example</text:p>
          </draw:text-box>
        </draw:frame>
        <draw:frame draw:style-name="gr3" draw:text-style-name="P3" draw:layer="layout" svg:width="21.336cm" svg:height="1.568cm" svg:x="3.384cm" svg:y="16.256cm">
          <draw:text-box>
            <text:p text:style-name="P1"><text:span text:style-name="T1">(?&lt;=\.) {2,}(?=[A-Z])</text:span></text:p>
          </draw:text-box>
        </draw:frame>
        <draw:frame draw:style-name="gr1" draw:text-style-name="P1" draw:layer="layout" svg:width="18.52cm" svg:height="10.667cm" svg:x="4.74cm" svg:y="5.29cm">
          <draw:image xlink:href="../The_river_effect_in_justified_text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But but indexOf and substring !</text:p>
          </draw:text-box>
        </draw:frame>
        <draw:frame presentation:style-name="pr4" draw:layer="layout" svg:width="25.2cm" svg:height="12.179cm" svg:x="1.4cm" svg:y="5cm" presentation:class="subtitle">
          <draw:text-box>
            <text:p>As demonstrated here...</text:p>
            <text:p/>
            <text:p><text:a xlink:href="https://github.com/codetech/regular-expressions" xlink:type="simple">https://github.com/codetech/regular-expressions</text:a></text:p>
            <text:p/>
            <text:p>...that's a <text:span text:style-name="T2">bad idea</text:span>.</text:p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iterals</text:p>
          </draw:text-box>
        </draw:frame>
        <draw:frame presentation:style-name="pr7" draw:text-style-name="P4" draw:layer="layout" svg:width="25.2cm" svg:height="12.179cm" svg:x="1.4cm" svg:y="5cm" presentation:class="subtitle">
          <draw:text-box>
            <text:p text:style-name="P4"><text:span text:style-name="T3">Enter your regex: foo</text:span></text:p>
            <text:p text:style-name="P4"><text:span text:style-name="T3">Enter input string to search: foo</text:span></text:p>
            <text:p text:style-name="P4"><text:span text:style-name="T3">I found the text foo starting at index 0 and ending at index 3.</text:span></text:p>
            <text:p text:style-name="P4"><text:span text:style-name="T3"/></text:p>
            <text:p text:style-name="P4"><text:span text:style-name="T3"/></text:p>
            <text:p text:style-name="P4"><text:span text:style-name="T3">Enter your regex: foo</text:span></text:p>
            <text:p text:style-name="P4"><text:span text:style-name="T3">Enter input string to search: foofoofoo</text:span></text:p>
            <text:p text:style-name="P4"><text:span text:style-name="T3">I found the text foo starting at index 0 and ending at index 3.</text:span></text:p>
            <text:p text:style-name="P4"><text:span text:style-name="T3">I found the text foo starting at index 3 and ending at index 6.</text:span></text:p>
            <text:p text:style-name="P4"><text:span text:style-name="T3">I found the text foo starting at index 6 and ending at index 9.</text:span></text:p>
            <text:p text:style-name="P4"><text:span text:style-name="T3"/></text:p>
            <text:p text:style-name="P4"><text:span text:style-name="T3"/></text:p>
            <text:p text:style-name="P4"><text:span text:style-name="T3">Enter your regex: cat.</text:span></text:p>
            <text:p text:style-name="P4"><text:span text:style-name="T3">Enter input string to search: cats</text:span></text:p>
            <text:p text:style-name="P4"><text:span text:style-name="T3">I found the text cats starting at index 0 and ending at index 4.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Metacharacters</text:p>
          </draw:text-box>
        </draw:frame>
        <draw:frame presentation:style-name="pr4" draw:layer="layout" svg:width="25.2cm" svg:height="12.179cm" svg:x="1.4cm" svg:y="5cm" presentation:class="subtitle">
          <draw:text-box>
            <text:p><text:span text:style-name="T4">&lt;([{\^-=$!|]})?*+.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Character Classes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[bcr]at</text:span></text:p>
            <text:p text:style-name="P5"><text:span text:style-name="T5">Enter input string to search: bat</text:span></text:p>
            <text:p text:style-name="P5"><text:span text:style-name="T5">I found the text "bat" starting at index 0 and ending at index 3.</text:span></text:p>
            <text:p text:style-name="P5"><text:span text:style-name="T5"/></text:p>
            <text:p text:style-name="P5"><text:span text:style-name="T5">Enter your regex: [bcr]at</text:span></text:p>
            <text:p text:style-name="P5"><text:span text:style-name="T5">Enter input string to search: cat</text:span></text:p>
            <text:p text:style-name="P5"><text:span text:style-name="T5">I found the text "cat" starting at index 0 and ending at index 3.</text:span></text:p>
            <text:p text:style-name="P5"><text:span text:style-name="T5"/></text:p>
            <text:p text:style-name="P5"><text:span text:style-name="T5">Enter your regex: [bcr]at</text:span></text:p>
            <text:p text:style-name="P5"><text:span text:style-name="T5">Enter input string to search: rat</text:span></text:p>
            <text:p text:style-name="P5"><text:span text:style-name="T5">I found the text "rat" starting at index 0 and ending at index 3.</text:span></text:p>
            <text:p text:style-name="P5"><text:span text:style-name="T5"/></text:p>
            <text:p text:style-name="P5"><text:span text:style-name="T5">Enter your regex: [bcr]at</text:span></text:p>
            <text:p text:style-name="P5"><text:span text:style-name="T5">Enter input string to search: hat</text:span></text:p>
            <text:p text:style-name="P5"><text:span text:style-name="T5">No match fou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Negation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[^bcr]at</text:span></text:p>
            <text:p text:style-name="P5"><text:span text:style-name="T5">Enter input string to search: bat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[^bcr]at</text:span></text:p>
            <text:p text:style-name="P5"><text:span text:style-name="T5">Enter input string to search: cat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[^bcr]at</text:span></text:p>
            <text:p text:style-name="P5"><text:span text:style-name="T5">Enter input string to search: rat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[^bcr]at</text:span></text:p>
            <text:p text:style-name="P5"><text:span text:style-name="T5">Enter input string to search: hat</text:span></text:p>
            <text:p text:style-name="P5"><text:span text:style-name="T5">I found the text "hat" starting at index 0 and ending at index 3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Predefined Character Classes</text:p>
          </draw:text-box>
        </draw:frame>
        <draw:frame draw:style-name="standard" draw:layer="layout" svg:width="25.199cm" svg:height="14.05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6">.</text:span></text:p>
              </table:table-cell>
              <table:table-cell table:style-name="ce2">
                <text:p text:style-name="P7">Any character (except line terminators)</text:p>
              </table:table-cell>
            </table:table-row>
            <table:table-row table:style-name="ro1">
              <table:table-cell table:style-name="ce1">
                <text:p text:style-name="P6"><text:span text:style-name="T6">\d</text:span></text:p>
              </table:table-cell>
              <table:table-cell table:style-name="ce2">
                <text:p text:style-name="P7">A digit <text:span text:style-name="T6">[0-9]</text:span></text:p>
              </table:table-cell>
            </table:table-row>
            <table:table-row table:style-name="ro1">
              <table:table-cell table:style-name="ce1">
                <text:p text:style-name="P6"><text:span text:style-name="T6">\D</text:span></text:p>
              </table:table-cell>
              <table:table-cell table:style-name="ce2">
                <text:p text:style-name="P7">A non-digit <text:span text:style-name="T6">[^0-9]</text:span></text:p>
              </table:table-cell>
            </table:table-row>
            <table:table-row table:style-name="ro1">
              <table:table-cell table:style-name="ce1">
                <text:p text:style-name="P6"><text:span text:style-name="T6">\s</text:span></text:p>
              </table:table-cell>
              <table:table-cell table:style-name="ce2">
                <text:p text:style-name="P7">A whitespace character <text:span text:style-name="T6">[ \t\n\x0B\f\r]</text:span></text:p>
              </table:table-cell>
            </table:table-row>
            <table:table-row table:style-name="ro1">
              <table:table-cell table:style-name="ce1">
                <text:p text:style-name="P6"><text:span text:style-name="T6">\S</text:span></text:p>
              </table:table-cell>
              <table:table-cell table:style-name="ce2">
                <text:p text:style-name="P7">A non-whitespace character <text:span text:style-name="T6">[^\s]</text:span></text:p>
              </table:table-cell>
            </table:table-row>
            <table:table-row table:style-name="ro1">
              <table:table-cell table:style-name="ce1">
                <text:p text:style-name="P6"><text:span text:style-name="T6">\w</text:span></text:p>
              </table:table-cell>
              <table:table-cell table:style-name="ce2">
                <text:p text:style-name="P7">A word character <text:span text:style-name="T6">[a-zA-Z_0-9]</text:span></text:p>
              </table:table-cell>
            </table:table-row>
            <table:table-row table:style-name="ro2">
              <table:table-cell table:style-name="ce1">
                <text:p text:style-name="P6"><text:span text:style-name="T6">\W</text:span></text:p>
              </table:table-cell>
              <table:table-cell table:style-name="ce2">
                <text:p text:style-name="P7">A non-word character <text:span text:style-name="T6">[^\w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Dot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.</text:span></text:p>
            <text:p text:style-name="P5"><text:span text:style-name="T5">Enter input string to search: @</text:span></text:p>
            <text:p text:style-name="P5"><text:span text:style-name="T5">I found the text "@" starting at index 0 and ending at index 1.</text:span></text:p>
            <text:p text:style-name="P5"><text:span text:style-name="T5"/></text:p>
            <text:p text:style-name="P5"><text:span text:style-name="T5">Enter your regex: . </text:span></text:p>
            <text:p text:style-name="P5"><text:span text:style-name="T5">Enter input string to search: 1</text:span></text:p>
            <text:p text:style-name="P5"><text:span text:style-name="T5">I found the text "1" starting at index 0 and ending at index 1.</text:span></text:p>
            <text:p text:style-name="P5"><text:span text:style-name="T5"/></text:p>
            <text:p text:style-name="P5"><text:span text:style-name="T5">Enter your regex: .</text:span></text:p>
            <text:p text:style-name="P5"><text:span text:style-name="T5">Enter input string to search: a</text:span></text:p>
            <text:p text:style-name="P5"><text:span text:style-name="T5">I found the text "a" starting at index 0 and ending at index 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Digit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\d</text:span></text:p>
            <text:p text:style-name="P5"><text:span text:style-name="T5">Enter input string to search: 1</text:span></text:p>
            <text:p text:style-name="P5"><text:span text:style-name="T5">I found the text "1" starting at index 0 and ending at index 1.</text:span></text:p>
            <text:p text:style-name="P5"><text:span text:style-name="T5"/></text:p>
            <text:p text:style-name="P5"><text:span text:style-name="T5">Enter your regex: \d</text:span></text:p>
            <text:p text:style-name="P5"><text:span text:style-name="T5">Enter input string to search: a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D</text:span></text:p>
            <text:p text:style-name="P5"><text:span text:style-name="T5">Enter input string to search: 1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D</text:span></text:p>
            <text:p text:style-name="P5"><text:span text:style-name="T5">Enter input string to search: a</text:span></text:p>
            <text:p text:style-name="P5"><text:span text:style-name="T5">I found the text "a" starting at index 0 and ending at index 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Space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\s</text:span></text:p>
            <text:p text:style-name="P5"><text:span text:style-name="T5">Enter input string to search: <text:s/></text:span></text:p>
            <text:p text:style-name="P5"><text:span text:style-name="T5">I found the text " " starting at index 0 and ending at index 1.</text:span></text:p>
            <text:p text:style-name="P5"><text:span text:style-name="T5"/></text:p>
            <text:p text:style-name="P5"><text:span text:style-name="T5">Enter your regex: \s</text:span></text:p>
            <text:p text:style-name="P5"><text:span text:style-name="T5">Enter input string to search: a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S</text:span></text:p>
            <text:p text:style-name="P5"><text:span text:style-name="T5">Enter input string to search: <text:s/>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S</text:span></text:p>
            <text:p text:style-name="P5"><text:span text:style-name="T5">Enter input string to search: a</text:span></text:p>
            <text:p text:style-name="P5"><text:span text:style-name="T5">I found the text "a" starting at index 0 and ending at index 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Word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\w</text:span></text:p>
            <text:p text:style-name="P5"><text:span text:style-name="T5">Enter input string to search: a</text:span></text:p>
            <text:p text:style-name="P5"><text:span text:style-name="T5">I found the text "a" starting at index 0 and ending at index 1.</text:span></text:p>
            <text:p text:style-name="P5"><text:span text:style-name="T5"/></text:p>
            <text:p text:style-name="P5"><text:span text:style-name="T5">Enter your regex: \w</text:span></text:p>
            <text:p text:style-name="P5"><text:span text:style-name="T5">Enter input string to search: !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W</text:span></text:p>
            <text:p text:style-name="P5"><text:span text:style-name="T5">Enter input string to search: a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W</text:span></text:p>
            <text:p text:style-name="P5"><text:span text:style-name="T5">Enter input string to search: !</text:span></text:p>
            <text:p text:style-name="P5"><text:span text:style-name="T5">I found the text "!" starting at index 0 and ending at index 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Unfortunate Confusing Tidbit</text:p>
          </draw:text-box>
        </draw:frame>
        <draw:frame presentation:style-name="pr4" draw:text-style-name="P8" draw:layer="layout" svg:width="25.2cm" svg:height="12.179cm" svg:x="1.4cm" svg:y="5cm" presentation:class="subtitle">
          <draw:text-box>
            <text:p text:style-name="P8"><text:span text:style-name="T6">String REGEX = "\\d"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uantifiers</text:p>
          </draw:text-box>
        </draw:frame>
        <draw:frame draw:style-name="standard" draw:layer="layout" svg:width="25.27cm" svg:height="14.558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 text:style-name="P6"><text:span text:style-name="T6">X?</text:span></text:p>
              </table:table-cell>
              <table:table-cell table:style-name="ce2">
                <text:p text:style-name="P7">X, once or not at all</text:p>
              </table:table-cell>
            </table:table-row>
            <table:table-row table:style-name="ro3">
              <table:table-cell table:style-name="ce1">
                <text:p text:style-name="P6"><text:span text:style-name="T6">X*</text:span></text:p>
              </table:table-cell>
              <table:table-cell table:style-name="ce2">
                <text:p text:style-name="P7">X, zero or more times</text:p>
              </table:table-cell>
            </table:table-row>
            <table:table-row table:style-name="ro3">
              <table:table-cell table:style-name="ce1">
                <text:p text:style-name="P6"><text:span text:style-name="T6">X+</text:span></text:p>
              </table:table-cell>
              <table:table-cell table:style-name="ce2">
                <text:p text:style-name="P7">X, one or more times</text:p>
              </table:table-cell>
            </table:table-row>
            <table:table-row table:style-name="ro3">
              <table:table-cell table:style-name="ce1">
                <text:p text:style-name="P6"><text:span text:style-name="T6">X{n}</text:span></text:p>
              </table:table-cell>
              <table:table-cell table:style-name="ce2">
                <text:p text:style-name="P7">X, exactly n times</text:p>
              </table:table-cell>
            </table:table-row>
            <table:table-row table:style-name="ro3">
              <table:table-cell table:style-name="ce1">
                <text:p text:style-name="P6"><text:span text:style-name="T6">X{n,}</text:span></text:p>
              </table:table-cell>
              <table:table-cell table:style-name="ce2">
                <text:p text:style-name="P7">X, at least n times</text:p>
              </table:table-cell>
            </table:table-row>
            <table:table-row table:style-name="ro4">
              <table:table-cell table:style-name="ce1">
                <text:p text:style-name="P6"><text:span text:style-name="T6">X{n,m}</text:span></text:p>
              </table:table-cell>
              <table:table-cell table:style-name="ce2">
                <text:p text:style-name="P7">X, at least n but not more than m time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Quantifiers ? * +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a?</text:span></text:p>
            <text:p text:style-name="P5"><text:span text:style-name="T5">Enter input string to search: aaaaa</text:span></text:p>
            <text:p text:style-name="P5"><text:span text:style-name="T5">I found the text "a" starting at index 0 and ending at index 1.</text:span></text:p>
            <text:p text:style-name="P5"><text:span text:style-name="T5">I found the text "a" starting at index 1 and ending at index 2.</text:span></text:p>
            <text:p text:style-name="P5"><text:span text:style-name="T5">I found the text "a" starting at index 2 and ending at index 3.</text:span></text:p>
            <text:p text:style-name="P5"><text:span text:style-name="T5">I found the text "a" starting at index 3 and ending at index 4.</text:span></text:p>
            <text:p text:style-name="P5"><text:span text:style-name="T5">I found the text "a" starting at index 4 and ending at index 5.</text:span></text:p>
            <text:p text:style-name="P5"><text:span text:style-name="T5">I found the text "" starting at index 5 and ending at index 5.</text:span></text:p>
            <text:p text:style-name="P5"><text:span text:style-name="T5"/></text:p>
            <text:p text:style-name="P5"><text:span text:style-name="T5">Enter your regex: a*</text:span></text:p>
            <text:p text:style-name="P5"><text:span text:style-name="T5">Enter input string to search: aaaaa</text:span></text:p>
            <text:p text:style-name="P5"><text:span text:style-name="T5">I found the text "aaaaa" starting at index 0 and ending at index 5.</text:span></text:p>
            <text:p text:style-name="P5"><text:span text:style-name="T5">I found the text "" starting at index 5 and ending at index 5.</text:span></text:p>
            <text:p text:style-name="P5"><text:span text:style-name="T5"/></text:p>
            <text:p text:style-name="P5"><text:span text:style-name="T5">Enter your regex: a+</text:span></text:p>
            <text:p text:style-name="P5"><text:span text:style-name="T5">Enter input string to search: aaaaa</text:span></text:p>
            <text:p text:style-name="P5"><text:span text:style-name="T5">I found the text "aaaaa" starting at index 0 and ending at index 5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9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Quantifiers {n} {n,} {n,m}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a{3}</text:span></text:p>
            <text:p text:style-name="P5"><text:span text:style-name="T5">Enter input string to search: aaaaaaaaa</text:span></text:p>
            <text:p text:style-name="P5"><text:span text:style-name="T5">I found the text "aaa" starting at index 0 and ending at index 3.</text:span></text:p>
            <text:p text:style-name="P5"><text:span text:style-name="T5">I found the text "aaa" starting at index 3 and ending at index 6.</text:span></text:p>
            <text:p text:style-name="P5"><text:span text:style-name="T5">I found the text "aaa" starting at index 6 and ending at index 9.</text:span></text:p>
            <text:p text:style-name="P5"><text:span text:style-name="T5"/></text:p>
            <text:p text:style-name="P5"><text:span text:style-name="T5">Enter your regex: a{3,}</text:span></text:p>
            <text:p text:style-name="P5"><text:span text:style-name="T5">Enter input string to search: aaaaaaaaa</text:span></text:p>
            <text:p text:style-name="P5"><text:span text:style-name="T5">I found the text "aaaaaaaaa" starting at index 0 and ending at index 9.</text:span></text:p>
            <text:p text:style-name="P5"><text:span text:style-name="T5"/></text:p>
            <text:p text:style-name="P5"><text:span text:style-name="T5">Enter your regex: a{3,6} // find at least 3 (but no more than 6) a's in a row</text:span></text:p>
            <text:p text:style-name="P5"><text:span text:style-name="T5">Enter input string to search: aaaaaaaaa</text:span></text:p>
            <text:p text:style-name="P5"><text:span text:style-name="T5">I found the text "aaaaaa" starting at index 0 and ending at index 6.</text:span></text:p>
            <text:p text:style-name="P5"><text:span text:style-name="T5">I found the text "aaa" starting at index 6 and ending at index 9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Boundary Matchers</text:p>
          </draw:text-box>
        </draw:frame>
        <draw:frame draw:style-name="standard" draw:layer="layout" svg:width="25.27cm" svg:height="6.176cm" svg:x="1.4cm" svg:y="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>
              <table:table-cell table:style-name="ce1">
                <text:p text:style-name="P6"><text:span text:style-name="T6">^</text:span></text:p>
              </table:table-cell>
              <table:table-cell table:style-name="ce2">
                <text:p text:style-name="P7">The beginning of a line</text:p>
              </table:table-cell>
            </table:table-row>
            <table:table-row table:style-name="ro5">
              <table:table-cell table:style-name="ce1">
                <text:p text:style-name="P6"><text:span text:style-name="T6">$</text:span></text:p>
              </table:table-cell>
              <table:table-cell table:style-name="ce2">
                <text:p text:style-name="P7">The end of a lin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8" draw:layer="layout" svg:width="25.146cm" svg:height="6.211cm" svg:x="1.524cm" svg:y="12.192cm">
          <draw:text-box>
            <text:p text:style-name="P8"><text:span text:style-name="T6">Enter your regex: ^dog$</text:span></text:p>
            <text:p text:style-name="P8"><text:span text:style-name="T6">Enter input string to search: dog</text:span></text:p>
            <text:p text:style-name="P8"><text:span text:style-name="T6">I found the text "dog" starting at index 0 and ending at index 3.</text:span></text:p>
            <text:p text:style-name="P8"><text:span text:style-name="T6"/></text:p>
            <text:p text:style-name="P8"><text:span text:style-name="T6">Enter your regex: ^dog$</text:span></text:p>
            <text:p text:style-name="P8"><text:span text:style-name="T6">Enter input string to search: <text:s text:c="6"/>dog</text:span></text:p>
            <text:p text:style-name="P8"><text:span text:style-name="T6">No match fou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Capture Groups</text:p>
          </draw:text-box>
        </draw:frame>
        <draw:frame presentation:style-name="pr7" draw:text-style-name="P9" draw:layer="layout" svg:width="25.2cm" svg:height="14.284cm" svg:x="1.4cm" svg:y="5cm" presentation:class="subtitle" presentation:user-transformed="true">
          <draw:text-box>
            <text:p text:style-name="P9">Regex:</text:p>
            <text:p text:style-name="P9"><text:span text:style-name="T6"><text:s text:c="2"/></text:span><text:span text:style-name="T6">Hello my name is (\w+) (\w+).</text:span></text:p>
            <text:p text:style-name="P9">Input:</text:p>
            <text:p text:style-name="P9"><text:span text:style-name="T6"><text:s text:c="2"/></text:span><text:span text:style-name="T6">Hello my name is Jackson H.</text:span></text:p>
            <text:p text:style-name="P9"/>
            <text:p text:style-name="P9">Match:</text:p>
            <text:p text:style-name="P9"><text:span text:style-name="T6"><text:s text:c="2"/></text:span><text:span text:style-name="T6">{</text:span></text:p>
            <text:p text:style-name="P9"><text:span text:style-name="T6"><text:s text:c="4"/></text:span><text:span text:style-name="T6">0: “Hello my name is Jackson.”,</text:span></text:p>
            <text:p text:style-name="P9"><text:span text:style-name="T6"><text:s text:c="4"/></text:span><text:span text:style-name="T6">1: “Jackson”,</text:span></text:p>
            <text:p text:style-name="P9"><text:span text:style-name="T6"><text:s text:c="4"/></text:span><text:span text:style-name="T6">2: “H”</text:span></text:p>
            <text:p text:style-name="P9"><text:span text:style-name="T6"><text:s text:c="2"/></text:span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Backreferences</text:p>
          </draw:text-box>
        </draw:frame>
        <draw:frame presentation:style-name="pr7" draw:text-style-name="P9" draw:layer="layout" svg:width="25.2cm" svg:height="12.179cm" svg:x="1.4cm" svg:y="5cm" presentation:class="subtitle" presentation:user-transformed="true">
          <draw:text-box>
            <text:p text:style-name="P9">Regex:</text:p>
            <text:p text:style-name="P9"><text:span text:style-name="T6"><text:s text:c="2"/></text:span><text:span text:style-name="T6">The (\w+) is a (\w+).</text:span></text:p>
            <text:p text:style-name="P9">Replacement:</text:p>
            <text:p text:style-name="P9"><text:span text:style-name="T6"><text:s text:c="2"/></text:span><text:span text:style-name="T6">The $2 is a $1.</text:span></text:p>
            <text:p text:style-name="P9">Input:</text:p>
            <text:p text:style-name="P9"><text:span text:style-name="T6"><text:s text:c="2"/></text:span><text:span text:style-name="T6">The cake is a lie.</text:span></text:p>
            <text:p text:style-name="P9"/>
            <text:p text:style-name="P9">Result:</text:p>
            <text:p text:style-name="P9"><text:span text:style-name="T6"><text:s text:c="2"/></text:span><text:span text:style-name="T6">The lie is a cak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Find and replace</text:p>
          </draw:text-box>
        </draw:frame>
        <draw:frame presentation:style-name="pr7" draw:text-style-name="P9" draw:layer="layout" svg:width="25.2cm" svg:height="12.179cm" svg:x="1.4cm" svg:y="5cm" presentation:class="subtitle" presentation:user-transformed="true">
          <draw:text-box>
            <text:p text:style-name="P9">Regex:</text:p>
            <text:p text:style-name="P9"><text:span text:style-name="T6"><text:s text:c="2"/></text:span><text:span text:style-name="T7">System\.out\.print\("[\s\S]*?\\n"\);</text:span></text:p>
            <text:p text:style-name="P9">Replacement:</text:p>
            <text:p text:style-name="P9"><text:span text:style-name="T6"><text:s text:c="2"/></text:span><text:span text:style-name="T6">System.out.println("$1");</text:span></text:p>
            <text:p text:style-name="P9"/>
            <text:p text:style-name="P9">Let's try this in Eclipse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ogrammatic Replacement</text:p>
          </draw:text-box>
        </draw:frame>
        <draw:frame presentation:style-name="pr6" draw:layer="layout" svg:width="25.2cm" svg:height="2.794cm" svg:x="1.4cm" svg:y="6.35cm" presentation:class="outline" presentation:user-transformed="true">
          <draw:text-box>
            <text:p><text:a xlink:href="https://github.com/jacksonrayhamilton/yugiohcalculator/blob/master/server/yugiohwikia.js" xlink:type="simple">https://github.com/jacksonrayhamilton/yugiohcalculator/blob/master/server/yugiohwikia.js</text:a></text:p>
            <text:p/>
          </draw:text-box>
        </draw:frame>
        <draw:frame draw:style-name="gr4" draw:text-style-name="P10" draw:layer="layout" svg:width="25.016cm" svg:height="7.241cm" svg:x="1.4cm" svg:y="9.906cm">
          <draw:text-box>
            <text:p text:style-name="P10"><text:span text:style-name="T8">name = name.</text:span><text:span text:style-name="T9">replace</text:span><text:span text:style-name="T8">(</text:span><text:span text:style-name="T10">/([\"\.\/\- ])(\s*)(\w+)/g</text:span><text:span text:style-name="T8">,</text:span></text:p>
            <text:p text:style-name="P10"><text:span text:style-name="T8"><text:s text:c="20"/></text:span><text:span text:style-name="T11">function</text:span><text:span text:style-name="T8"> (</text:span><text:span text:style-name="T12">all</text:span><text:span text:style-name="T8">, </text:span><text:span text:style-name="T12">separator</text:span><text:span text:style-name="T8">, </text:span><text:span text:style-name="T12">whitespace</text:span><text:span text:style-name="T8">, </text:span><text:span text:style-name="T12">word</text:span><text:span text:style-name="T8">) {</text:span></text:p>
            <text:p text:style-name="P10"><text:span text:style-name="T8"/></text:p>
            <text:p text:style-name="P10"><text:span text:style-name="T8"><text:s text:c="2"/></text:span><text:span text:style-name="T11">if</text:span><text:span text:style-name="T8"> (nonCapitalizedWords.</text:span><text:span text:style-name="T9">indexOf</text:span><text:span text:style-name="T8">(</text:span><text:span text:style-name="T12">word</text:span><text:span text:style-name="T8">) === -1) {</text:span></text:p>
            <text:p text:style-name="P10"><text:span text:style-name="T8"><text:s text:c="4"/></text:span><text:span text:style-name="T12">word</text:span><text:span text:style-name="T8"> = capitalize(</text:span><text:span text:style-name="T12">word</text:span><text:span text:style-name="T8">);</text:span></text:p>
            <text:p text:style-name="P10"><text:span text:style-name="T8"><text:s text:c="2"/></text:span><text:span text:style-name="T8">}</text:span></text:p>
            <text:p text:style-name="P10"><text:span text:style-name="T8"/></text:p>
            <text:p text:style-name="P10"><text:span text:style-name="T8"><text:s text:c="2"/></text:span><text:span text:style-name="T11">return</text:span><text:span text:style-name="T8"> </text:span><text:span text:style-name="T12">separator</text:span><text:span text:style-name="T8"> + </text:span><text:span text:style-name="T12">whitespace</text:span><text:span text:style-name="T8"> + </text:span><text:span text:style-name="T12">word</text:span><text:span text:style-name="T8">;</text:span></text:p>
            <text:p text:style-name="P10"><text:span text:style-name="T8"/></text:p>
            <text:p text:style-name="P10"><text:span text:style-name="T8">}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Fun and PROFIT</text:p>
          </draw:text-box>
        </draw:frame>
        <draw:frame presentation:style-name="pr6" draw:text-style-name="P11" draw:layer="layout" svg:width="25.2cm" svg:height="12.179cm" svg:x="1.4cm" svg:y="5cm" presentation:class="outline" presentation:user-transformed="true">
          <draw:text-box>
            <text:p text:style-name="P11"><text:span text:style-name="T6">// Dynamic regular expressions:</text:span></text:p>
            <text:p text:style-name="P11"><text:span text:style-name="T13">new</text:span><text:span text:style-name="T6"> RegExp(</text:span></text:p>
            <text:p text:style-name="P11"><text:span text:style-name="T6"><text:s text:c="2"/></text:span><text:span text:style-name="T14">'(shop\\.php\\?do=buy&amp;id='</text:span><text:span text:style-name="T6"> +</text:span></text:p>
            <text:p text:style-name="P11"><text:span text:style-name="T6"><text:s text:c="2"/></text:span><text:span text:style-name="T6">shop.id +</text:span></text:p>
            <text:p text:style-name="P11"><text:span text:style-name="T6"><text:s text:c="2"/></text:span><text:span text:style-name="T14">'&amp;item_id=('</text:span><text:span text:style-name="T6"> +</text:span></text:p>
            <text:p text:style-name="P11"><text:span text:style-name="T6"><text:s text:c="2"/></text:span><text:span text:style-name="T6">Object.keys(shop.items).</text:span><text:span text:style-name="T15">join</text:span><text:span text:style-name="T6">(</text:span><text:span text:style-name="T14">'|'</text:span><text:span text:style-name="T6">) +</text:span></text:p>
            <text:p text:style-name="P11"><text:span text:style-name="T6"><text:s text:c="2"/></text:span><text:span text:style-name="T14">')&amp;code=([0-9]{6}))'</text:span><text:span text:style-name="T6">, </text:span><text:span text:style-name="T14">'g'</text:span><text:span text:style-name="T6">);</text:span></text:p>
            <text:p text:style-name="P11"><text:span text:style-name="T6"/></text:p>
            <text:p text:style-name="P11"><text:span text:style-name="T6">// Likely outcome:</text:span></text:p>
            <text:p text:style-name="P11"><text:span text:style-name="T6">RegExp(</text:span><text:span text:style-name="T14">'(shop\\.php\\?do=buy&amp;id=12&amp;item_id=(345|678|910)&amp;code=([0-9]{6}))'</text:span><text:span text:style-name="T6">, </text:span><text:span text:style-name="T14">'g'</text:span><text:span text:style-name="T6">);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son Hamilton</meta:initial-creator>
    <meta:creation-date>2014-09-23T20:55:30.765762888</meta:creation-date>
    <dc:date>2014-09-24T02:40:09.433855507</dc:date>
    <meta:editing-duration>PT2H11M52S</meta:editing-duration>
    <meta:editing-cycles>10</meta:editing-cycles>
    <meta:generator>LibreOffice/4.2.6.3$Linux_X86_64 LibreOffice_project/420m0$Build-3</meta:generator>
    <meta:document-statistic meta:object-count="139"/>
  </office:meta>
</office:document-meta>
</file>